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mpact" fo:font-size="40pt" officeooo:rsid="001f8352" officeooo:paragraph-rsid="001f8352" style:font-size-asian="40pt" style:font-size-complex="40pt"/>
    </style:style>
    <style:style style:name="P2" style:family="paragraph" style:parent-style-name="Standard">
      <style:paragraph-properties fo:text-align="justify" style:justify-single-word="false"/>
      <style:text-properties officeooo:rsid="001f8352" officeooo:paragraph-rsid="001f8352"/>
    </style:style>
    <style:style style:name="P3"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f8352" officeooo:paragraph-rsid="001f8352" style:font-size-asian="20pt" style:font-style-asian="italic" style:font-size-complex="20pt" style:font-style-complex="italic"/>
    </style:style>
    <style:style style:name="P4" style:family="paragraph" style:parent-style-name="Standard">
      <style:paragraph-properties fo:text-align="justify" style:justify-single-word="false"/>
      <style:text-properties officeooo:rsid="001f863a" officeooo:paragraph-rsid="001f863a"/>
    </style:style>
    <style:style style:name="P5" style:family="paragraph" style:parent-style-name="Standard">
      <style:paragraph-properties fo:text-align="justify" style:justify-single-word="false"/>
      <style:text-properties officeooo:rsid="0021abd1" officeooo:paragraph-rsid="0023a136"/>
    </style:style>
    <style:style style:name="P6" style:family="paragraph" style:parent-style-name="Standard">
      <style:paragraph-properties fo:text-align="justify" style:justify-single-word="false"/>
      <style:text-properties officeooo:rsid="00205f57" officeooo:paragraph-rsid="00205f57"/>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text-position="0% 100%" officeooo:rsid="0025c3ec" officeooo:paragraph-rsid="0025c3ec"/>
    </style:style>
    <style:style style:name="P9" style:family="paragraph" style:parent-style-name="Standard">
      <style:paragraph-properties fo:text-align="justify" style:justify-single-word="false"/>
      <style:text-properties style:text-position="0% 100%" fo:font-size="12pt" officeooo:rsid="0025c3ec" officeooo:paragraph-rsid="0025c3ec" style:font-size-asian="12pt" style:font-size-complex="12pt"/>
    </style:style>
    <style:style style:name="P10" style:family="paragraph" style:parent-style-name="Standard">
      <style:paragraph-properties fo:text-align="justify" style:justify-single-word="false"/>
      <style:text-properties style:text-position="0% 100%" officeooo:rsid="0025c3ec" officeooo:paragraph-rsid="0028cb50"/>
    </style:style>
    <style:style style:name="P11" style:family="paragraph" style:parent-style-name="Standard">
      <style:paragraph-properties fo:text-align="justify" style:justify-single-word="false"/>
      <style:text-properties style:text-position="0% 100%" officeooo:rsid="0028cb50" officeooo:paragraph-rsid="0028cb50"/>
    </style:style>
    <style:style style:name="P12" style:family="paragraph" style:parent-style-name="Standard">
      <style:paragraph-properties fo:text-align="justify" style:justify-single-word="false"/>
      <style:text-properties style:text-position="0% 100%" fo:font-size="12pt" officeooo:rsid="0025c3ec" officeooo:paragraph-rsid="0028cb50" style:font-size-asian="12pt" style:font-size-complex="12pt"/>
    </style:style>
    <style:style style:name="P13" style:family="paragraph" style:parent-style-name="Standard">
      <style:paragraph-properties fo:text-align="justify" style:justify-single-word="false"/>
      <style:text-properties style:text-position="0% 100%" fo:font-size="12pt" officeooo:rsid="0035ca61" officeooo:paragraph-rsid="0035ca61" style:font-size-asian="12pt" style:font-size-complex="12pt"/>
    </style:style>
    <style:style style:name="P14" style:family="paragraph" style:parent-style-name="Standard">
      <style:paragraph-properties fo:text-align="justify" style:justify-single-word="false"/>
      <style:text-properties officeooo:rsid="0021abd1" officeooo:paragraph-rsid="00393f50"/>
    </style:style>
    <style:style style:name="P15" style:family="paragraph" style:parent-style-name="Standard">
      <style:paragraph-properties fo:text-align="justify" style:justify-single-word="false"/>
      <style:text-properties officeooo:rsid="00393f50" officeooo:paragraph-rsid="00393f50"/>
    </style:style>
    <style:style style:name="P16" style:family="paragraph" style:parent-style-name="Standard">
      <style:paragraph-properties fo:text-align="justify" style:justify-single-word="false"/>
      <style:text-properties officeooo:rsid="0039a411" officeooo:paragraph-rsid="0039a411"/>
    </style:style>
    <style:style style:name="P17" style:family="paragraph" style:parent-style-name="Standard">
      <style:paragraph-properties fo:text-align="justify" style:justify-single-word="false"/>
      <style:text-properties officeooo:rsid="0021abd1" officeooo:paragraph-rsid="003c4afe"/>
    </style:style>
    <style:style style:name="P18" style:family="paragraph" style:parent-style-name="Standard">
      <style:paragraph-properties fo:text-align="justify" style:justify-single-word="false"/>
      <style:text-properties officeooo:rsid="003c9a39" officeooo:paragraph-rsid="003c9a39"/>
    </style:style>
    <style:style style:name="P19" style:family="paragraph" style:parent-style-name="Standard">
      <style:paragraph-properties fo:text-align="justify" style:justify-single-word="false"/>
      <style:text-properties officeooo:rsid="0021abd1" officeooo:paragraph-rsid="003e6890"/>
    </style:style>
    <style:style style:name="P20" style:family="paragraph" style:parent-style-name="Standard">
      <style:paragraph-properties fo:text-align="justify" style:justify-single-word="false"/>
      <style:text-properties officeooo:rsid="003e6890" officeooo:paragraph-rsid="003e6890"/>
    </style:style>
    <style:style style:name="P21" style:family="paragraph" style:parent-style-name="Standard">
      <style:paragraph-properties fo:text-align="justify" style:justify-single-word="false"/>
      <style:text-properties officeooo:rsid="00402e81" officeooo:paragraph-rsid="00402e81"/>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2b360a"/>
    </style:style>
    <style:style style:name="T3" style:family="text">
      <style:text-properties officeooo:rsid="0021abd1"/>
    </style:style>
    <style:style style:name="T4" style:family="text">
      <style:text-properties officeooo:rsid="002bed13"/>
    </style:style>
    <style:style style:name="T5" style:family="text">
      <style:text-properties officeooo:rsid="00300126"/>
    </style:style>
    <style:style style:name="T6" style:family="text">
      <style:text-properties style:text-underline-style="none" officeooo:rsid="00300126"/>
    </style:style>
    <style:style style:name="T7" style:family="text">
      <style:text-properties style:text-underline-style="solid" style:text-underline-width="auto" style:text-underline-color="font-color"/>
    </style:style>
    <style:style style:name="T8" style:family="text">
      <style:text-properties fo:font-style="normal" style:text-underline-style="none" style:font-style-asian="normal" style:font-style-complex="normal"/>
    </style:style>
    <style:style style:name="T9" style:family="text">
      <style:text-properties style:text-underline-style="none"/>
    </style:style>
    <style:style style:name="T10" style:family="text">
      <style:text-properties officeooo:rsid="0031679d"/>
    </style:style>
    <style:style style:name="T11" style:family="text">
      <style:text-properties fo:font-size="12pt" officeooo:rsid="00300126" style:font-size-asian="12pt" style:font-size-complex="12pt"/>
    </style:style>
    <style:style style:name="T12" style:family="text">
      <style:text-properties fo:font-size="12pt" style:font-size-asian="12pt" style:font-size-complex="12pt"/>
    </style:style>
    <style:style style:name="T13" style:family="text">
      <style:text-properties fo:font-size="12pt" officeooo:rsid="0033d21b" style:font-size-asian="12pt" style:font-size-complex="12pt"/>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size="12pt" officeooo:rsid="0027654d" style:font-size-asian="12pt" style:font-size-complex="12pt"/>
    </style:style>
    <style:style style:name="T16" style:family="text">
      <style:text-properties fo:font-size="12pt" officeooo:rsid="002db882" style:font-size-asian="12pt" style:font-size-complex="12pt"/>
    </style:style>
    <style:style style:name="T17" style:family="text">
      <style:text-properties fo:font-size="12pt" officeooo:rsid="002e91ee" style:font-size-asian="12pt" style:font-size-complex="12pt"/>
    </style:style>
    <style:style style:name="T18" style:family="text">
      <style:text-properties fo:font-size="12pt" officeooo:rsid="00321d09" style:font-size-asian="12pt" style:font-size-complex="12pt"/>
    </style:style>
    <style:style style:name="T19" style:family="text">
      <style:text-properties officeooo:rsid="00361ead"/>
    </style:style>
    <style:style style:name="T20" style:family="text">
      <style:text-properties officeooo:rsid="00393f50"/>
    </style:style>
    <style:style style:name="T21" style:family="text">
      <style:text-properties officeooo:rsid="0039a411"/>
    </style:style>
    <style:style style:name="T22" style:family="text">
      <style:text-properties officeooo:rsid="003bd412"/>
    </style:style>
    <style:style style:name="T23" style:family="text">
      <style:text-properties officeooo:rsid="003c4afe"/>
    </style:style>
    <style:style style:name="T24" style:family="text">
      <style:text-properties officeooo:rsid="003e6890"/>
    </style:style>
    <style:style style:name="T25" style:family="text">
      <style:text-properties officeooo:rsid="004090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PE</text:p>
      <text:p text:style-name="P2"/>
      <text:p text:style-name="P3">Simulation d’un problème à n-corps</text:p>
      <text:p text:style-name="P2"/>
      <text:p text:style-name="P4"><text:span text:style-name="T1">Début :</text:span> <text:span text:style-name="T2">mardi</text:span> 2<text:span text:style-name="T3">8 / 01 / 2025</text:span></text:p>
      <text:p text:style-name="P4"/>
      <text:p text:style-name="P5"><text:span text:style-name="T1">date :</text:span> <text:span text:style-name="T4">vendredi </text:span>31/01/2025</text:p>
      <text:p text:style-name="P5"><text:span text:style-name="T5">• </text:span>Création du journal.</text:p>
      <text:p text:style-name="P5"/>
      <text:p text:style-name="P6"><text:span text:style-name="T6">• </text:span><text:span text:style-name="T7">Problématique envisagée</text:span><text:span text:style-name="T8"> </text:span><text:span text:style-name="T9">:</text:span> Comment modéliser un système à n corps massique ?</text:p>
      <text:p text:style-name="P6"/>
      <text:p text:style-name="P7">• Le 28 au soir, j’ai commencé à écrire du code pour créer un moteur physique afin de simuler numériquement le système à n corps {S<text:span text:style-name="T10">}</text:span> . </text:p>
      <text:p text:style-name="P7"/>
      <text:p text:style-name="P8"><text:span text:style-name="T11">• </text:span><text:span text:style-name="T12">J’ai choisi d’écrire le moteur en C++ car je connais déjà le langage et qu’il permet de grande performance comparé au Python notamment.</text:span></text:p>
      <text:p text:style-name="P8"><text:span text:style-name="T13"/></text:p>
      <text:p text:style-name="P8"><text:span text:style-name="T12"/></text:p>
      <text:p text:style-name="P8"><text:span text:style-name="T11">• </text:span><text:span text:style-name="T14">Historique du code</text:span><text:span text:style-name="T12"> :</text:span></text:p>
      <text:p text:style-name="P9"><text:tab/>• Création de Vector2 et Vector3 qui serviront à la représentation des points et des vecteurs <text:tab/><text:tab/>principalement</text:p>
      <text:p text:style-name="P10"><text:span text:style-name="T12"><text:tab/>• Ébauche d’un système de logs afin de faciliter les futurs débogage</text:span><text:span text:style-name="T15">s</text:span><text:span text:style-name="T12">.</text:span></text:p>
      <text:p text:style-name="P10"><text:span text:style-name="T12"/></text:p>
      <text:p text:style-name="P11"><text:span text:style-name="T11">• </text:span><text:span text:style-name="T12">Le vendredi 31/01/2025, </text:span><text:span text:style-name="T16">je me suis demandé de quelle façon je devrais implémenter le système de collision, j’y vois 2 possibilités sans recherches approfondies, lesquels sont les Quadtree pour partitionner l’espace et ainsi éviter d’inutiles comparaisons. Et la simple brute force car il est probable que les simulations que je vais étudier ne comportent pas plus de 100 corps (grosse surestimation). </text:span><text:span text:style-name="T17">Je me demande donc si il est préférable d’utiliser uniquement la brute force ou de combiner les 2 techniques. </text:span><text:span text:style-name="T18">Il faudra donc faire des benchmarks pour décider de la méthode à employer. Cependant, implémenter un Quadtree (et donc un Octree pour la 3D) prend du temps, je commencerai donc avec des simulations avec uniquement de la brute force.</text:span></text:p>
      <text:p text:style-name="P12"><text:s text:c="2"/></text:p>
      <text:p text:style-name="P13">J’ai de plus commencé à implémenter la classe Planet2D <text:span text:style-name="T19">comme le précise le commit du 31/05/2025.</text:span></text:p>
      <text:p text:style-name="P13"/>
      <text:p text:style-name="P14"><text:span text:style-name="T1">date :</text:span> <text:span text:style-name="T20">jeudi 13/02/2025</text:span></text:p>
      <text:p text:style-name="P15">Je n’ai toujours pas pu réparer mon pc Medion, mais en revenant chez mes parents, j’ai pu récupérer un de mes PC pour coder dessus.</text:p>
      <text:p text:style-name="P15">J’ai totalement changé le mode de compilation pour passer sur du CMake, ce qui permet une plus grande liberté, je pourrai compiler mon code sur n’importe quel OS qui supporte CMake (cependant, il est probable que seul le code sous Windows et Linux fonctionnent correctement, étant donné que ce sont les 2 OS sur lesquels je travail).</text:p>
      <text:p text:style-name="P15">J’avais commencé à intégré de quoi faire des interfaces graphiques avec Dear ImGui + GLFW + OpenGL + GLAD + GLM.</text:p>
      <text:p text:style-name="P15">J’ai donc voulu créer un header pré-compilé pour améliorer la vitesse de build. Cependant <text:span text:style-name="T21">V</text:span>isual <text:span text:style-name="T21">S</text:span>tudio impose d’inclure le header dans tous les fichiers sources. Or je ne voulais pas modifier les fichiers sources des bibliothèques, il me restait donc 2 possibilités :</text:p>
      <text:p text:style-name="P15"><text:soft-page-break/><text:tab/>- Je compile chaque libs et je les importe de cette manière, ainsi il n’y aura pas de fichiers sources à modifier qui ne seront pas écris par moi.</text:p>
      <text:p text:style-name="P15"><text:tab/>- Je créer ma propre lib graphique qui inclus elle même toutes les autres bibliothèques dont j’ai besoin et qui n’utilise pas d’header pré-compilé car une fois qu’elle sera écrite, je n’aurai pas besoin de la modifier, ou rarement. Ainsi le temps de compilation de la bibliothèque n’est pas gênant.</text:p>
      <text:p text:style-name="P15"/>
      <text:p text:style-name="P15"/>
      <text:p text:style-name="P16">Après réflexion, je suis parti sur la première option. Cependant, sur le github d’ImGui, on ne nous propose pas de l’inclure sous forme de librairie, <text:span text:style-name="T22">j’ai don dû créer une librairie à partir du code source</text:span>. Après avoir créer des fichiers .lib pour chacune des bibliothèques, <text:span text:style-name="T22">j’ai voulu les intégrées au projet mais j’ai rencontrés des problèmes au linkage. Après quelques essais de corrections non fructueux, j’ai décidé de passer à la seconde méthode. Pour des soucis de portabilité, j’ai aussi décidé d’utiliser CMake pour ne pas dépendre de Windows et de Visual Studio.</text:span></text:p>
      <text:p text:style-name="P16"/>
      <text:p text:style-name="P16"/>
      <text:p text:style-name="P17"><text:span text:style-name="T1">date :</text:span> m<text:span text:style-name="T23">ardi 25/02/2025</text:span></text:p>
      <text:p text:style-name="P18">J’ai désormais une fenêtre avec une carré rouge que je peux afficher. Le problème que j’avais était qu’un macro était mal définie et j’ai donc tout recommencer proprement pour voir d’où venait le problème car je ne voyais pas comment le debogger autrement. Il se trouve qu’OpenGL ne génère pas de runtime_error ou quelque chose de similaire quand il trouve une erreur, c’est au programmeur de lui demander si tout ce passe bien à chaque appel de fonction OpenGL. Le principal ayant été fait, il me reste à découvrir pourquoi ma fonction de Log de fonctionne pas au runtime alors que son exécution est bel et bien prévu par Visual Studio (il ne grise pas le texte dans le ifdef). De plus, il faut que je trouve comment utiliser des fichiers de ressources avec CMake (qu’il les copie au bon endroit afin que les chemins relatifs reste corrects).</text:p>
      <text:p text:style-name="P18"/>
      <text:p text:style-name="P18"/>
      <text:p text:style-name="P19"><text:span text:style-name="T1">date :</text:span> m<text:span text:style-name="T23">ardi </text:span><text:span text:style-name="T24">04</text:span><text:span text:style-name="T23">/0</text:span><text:span text:style-name="T24">3</text:span><text:span text:style-name="T23">/2025</text:span></text:p>
      <text:p text:style-name="P20">On s’est renseigné sur les méthodes de résolution d’équation différentielles aujourd’hui, il semble que la méthode la plus répandu et la plus simple ne soit pas stable, c’est une sorte de méthode d’Euler (explicite il me semble). Mme Poissonnier nous a donc dirigé vers des méthodes telles que runge-kutta. Nous avons peut-être réussi à l’implémenter mais il faut tester sur des valeurs qui sont censé donné des résultats cohérent comme des ellipses ou des cercles. Cependant les valeurs réelles que j’ai utilisé dans les simulation grâce à la méthode « naïve » font exploser les valeurs de vitesses et python n’est pas en mesure de suivre.</text:p>
      <text:p text:style-name="P21">Je commence en parallèle de la résolution d’équation différentielles, un système de <text:span text:style-name="T25">c</text:span>amera pour mon moteur 3D.</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31T22:15:39.789000000</meta:creation-date>
    <dc:date>2025-03-04T23:53:02.745732500</dc:date>
    <meta:editing-duration>PT1H48M18S</meta:editing-duration>
    <meta:editing-cycles>29</meta:editing-cycles>
    <meta:generator>LibreOffice/25.2.1.2$Windows_X86_64 LibreOffice_project/d3abf4aee5fd705e4a92bba33a32f40bc4e56f49</meta:generator>
    <meta:document-statistic meta:table-count="0" meta:image-count="0" meta:object-count="0" meta:page-count="2" meta:paragraph-count="27" meta:word-count="858" meta:character-count="5034" meta:non-whitespace-character-count="4193"/>
  </office:meta>
</office:document-meta>
</file>